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4">
      <style:paragraph-properties fo:keep-with-next="auto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4" style:family="paragraph" style:parent-style-name="Standard" style:list-style-name="WWNum22"/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ae4be" style:font-size-asian="16pt"/>
    </style:style>
    <style:style style:name="T3" style:family="text">
      <style:text-properties fo:font-size="14pt" style:font-size-asian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ae4be" style:font-weight-asian="bold"/>
    </style:style>
    <style:style style:name="T9" style:family="text">
      <style:text-properties officeooo:rsid="001ae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ig Data Systems Cover Page</text:span></text:p>
      <text:p text:style-name="P3"/>
      <text:p text:style-name="Standard"><text:span text:style-name="T1">Assignment Number: <text:tab/></text:span><text:span text:style-name="T2">2</text:span><text:span text:style-name="T1"> </text:span></text:p>
      <text:p text:style-name="P2"/>
      <text:h text:style-name="Heading_20_6" text:outline-level="6">Student Name (Print): <text:s/><text:tab/><text:span text:style-name="T9">Tolulope Olugbenga</text:span></text:h>
      <text:p text:style-name="P2"/>
      <text:h text:style-name="Heading_20_6" text:outline-level="6">Student Email:<text:tab/><text:tab/><text:span text:style-name="T9">t.boy@unb.ca</text:span></text:h>
      <text:p text:style-name="Standard"/>
      <text:p text:style-name="Standard"><text:span text:style-name="T3">Assignment Guidelines:</text:span></text:p>
      <text:list xml:id="list930495674" text:style-name="WWNum22">
        <text:list-item>
          <text:p text:style-name="P4"><text:span text:style-name="T4">Late assignments will </text:span><text:span text:style-name="T5">not be marked</text:span><text:span text:style-name="T4">, except if alternate arrangements have been approved by the instructor.</text:span></text:p>
        </text:list-item>
        <text:list-item>
          <text:p text:style-name="P4"><text:span text:style-name="T4">Handwritten assignments will </text:span><text:span text:style-name="T5">not be marked</text:span><text:span text:style-name="T6">.</text:span></text:p>
        </text:list-item>
        <text:list-item>
          <text:p text:style-name="P4"><text:span text:style-name="T4">Assignment components that are required to be submitted electronically via Desire To Learn, and are not submitted via Desire To Learn, will </text:span><text:span text:style-name="T5">not be marked</text:span></text:p>
        </text:list-item>
        <text:list-item>
          <text:p text:style-name="P4"><text:span text:style-name="T4">Any assignments that appear to be in violation of an academic offence (plagiarism) </text:span><text:span text:style-name="T5">may be reported to the Registrar’s Office</text:span><text:span text:style-name="T4"> as per UNB regulations (See section VII of UNB Undergraduate Calendar or WebCT).</text:span></text:p>
        </text:list-item>
      </text:list>
      <text:p text:style-name="Standard"/>
      <text:p text:style-name="P1"><text:span text:style-name="T7">I <text:s/></text:span><text:span text:style-name="T8">Tolulope Olugbenga</text:span><text:span text:style-name="T7"> <text:s/>(print) have read, and understand, the above </text:span><text:bookmark text:name="_GoBack"/><text:span text:style-name="T7">assignment guidelines and section VII of the UNB Undergraduate calendar on Academic Offences. In particular, I warrant that this assignment is essentially my own work and not the work, or a copy, of another person.</text:span></text:p>
      <text:p text:style-name="Standard"/>
      <text:p text:style-name="Standard">Electronically signed: <text:s/>(write your full name)</text:p>
      <text:p text:style-name="Standard"/>
      <text:p text:style-name="Standard">_______<text:span text:style-name="T9">Tolulope Oluwaseun Olugbenga</text:span>___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Times New Roman1" style:font-size-asian="10pt" style:language-asian="en" style:country-asian="C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Times New Roman1" style:font-size-asian="10pt" style:language-asian="en" style:country-asian="C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06cm" loext:contextual-spacing="false" fo:text-align="start" style:justify-single-word="false" fo:orphans="2" fo:widows="2" style:snap-to-layout-grid="false" style:writing-mode="lr-tb"/>
      <style:text-properties fo:font-size="12pt" fo:language="en" fo:country="US" fo:font-weight="bold" style:font-size-asian="12pt" style:language-asian="en" style:country-asian="US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cm" fo:margin-bottom="0cm" loext:contextual-spacing="false" fo:text-align="center" style:justify-single-word="false" fo:keep-with-next="always"/>
      <style:text-properties fo:font-size="18pt" style:text-underline-style="solid" style:text-underline-width="auto" style:text-underline-color="font-color" style:letter-kerning="true" style:font-size-asian="18pt" style:font-weight-complex="normal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423cm" fo:margin-bottom="0.212cm" loext:contextual-spacing="false" fo:keep-with-next="always"/>
      <style:text-properties fo:language="en" fo:country="CA" style:text-underline-style="solid" style:text-underline-width="auto" style:text-underline-color="font-color" fo:font-weight="normal" style:font-weight-asian="normal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4" style:display-name="Heading 4" style:family="paragraph" style:parent-style-name="Standard" style:next-style-name="Standard" style:default-outline-level="1" style:class="text">
      <style:paragraph-properties fo:keep-with-next="alway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dnote_20_text" style:display-name="endnote text" style:family="paragraph" style:parent-style-name="Standard" style:default-outline-level="">
      <style:text-properties fo:font-size="10pt" style:font-size-asian="10pt"/>
    </style:style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normal" style:letter-kerning="true" style:font-size-asian="24pt" style:font-weight-asian="normal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normal" style:font-size-asian="18pt" style:font-weight-asian="normal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normal" style:font-size-asian="14pt" style:font-weight-asian="normal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normal" style:font-weight-asian="normal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normal" style:font-size-asian="10pt" style:font-weight-asian="normal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normal" style:font-size-asian="8pt" style:font-weight-asian="normal"/>
    </style:style>
    <style:style style:name="Address" style:family="paragraph" style:parent-style-name="Standard" style:next-style-name="Standard" style:default-outline-level="">
      <style:paragraph-properties fo:margin-top="0cm" fo:margin-bottom="0cm" loext:contextual-spacing="false"/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Strong" style:family="text" style:parent-style-name="Default_20_Paragraph_20_Font">
      <style:text-properties fo:font-weight="bold" style:font-weight-asian="bold" style:font-weight-complex="normal"/>
    </style:style>
    <style:style style:name="CITE" style:family="text">
      <style:text-properties fo:font-style="italic" style:font-style-asian="italic" style:font-style-complex="italic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 style:font-weight-complex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3.175cm" fo:margin-left="4.445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6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Times New Roman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2003 Lecture 1</dc:title>
    <dc:subject>CS2003</dc:subject>
    <meta:initial-creator>Will Hyslop</meta:initial-creator>
    <meta:editing-cycles>16</meta:editing-cycles>
    <meta:print-date>2003-06-23T11:29:00</meta:print-date>
    <meta:creation-date>2016-01-03T22:37:00</meta:creation-date>
    <dc:date>2019-03-25T14:35:19.532557011</dc:date>
    <meta:editing-duration>PT12M51S</meta:editing-duration>
    <meta:generator>LibreOffice/5.3.6.1$Linux_X86_64 LibreOffice_project/30$Build-1</meta:generator>
    <meta:document-statistic meta:table-count="0" meta:image-count="0" meta:object-count="0" meta:page-count="1" meta:paragraph-count="12" meta:word-count="156" meta:character-count="1034" meta:non-whitespace-character-count="886"/>
    <meta:user-defined meta:name="AppVersion">15.0000</meta:user-defined>
    <meta:user-defined meta:name="Company">UNB Faculty of Computer Science</meta:user-defined>
    <meta:user-defined meta:name="DocSecurity" meta:value-type="float">0</meta:user-defined>
    <meta:user-defined meta:name="Generator">Microsoft Word 97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423027868</meta:user-defined>
    <meta:user-defined meta:name="_AuthorEmail" meta:value-type="string">wfhyslop@nbnet.nb.ca</meta:user-defined>
    <meta:user-defined meta:name="_AuthorEmailDisplayName" meta:value-type="string">Will Hyslop</meta:user-defined>
    <meta:user-defined meta:name="_EmailSubject" meta:value-type="string">CS2513 Assignment 2 solution</meta:user-defined>
    <meta:user-defined meta:name="_ReviewingToolsShownOnce" meta:value-type="string"/>
    <meta:template xlink:type="simple" xlink:actuate="onRequest" xlink:title="Normal.dotm" xlink:href=""/>
  </office:meta>
</office:document-meta>
</file>